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242" officeooo:paragraph-rsid="000a2242"/>
    </style:style>
    <style:style style:name="P2" style:family="paragraph" style:parent-style-name="Standard">
      <style:text-properties officeooo:rsid="000a56e5" officeooo:paragraph-rsid="000a56e5"/>
    </style:style>
    <style:style style:name="P3" style:family="paragraph" style:parent-style-name="Standard">
      <style:text-properties officeooo:rsid="000a6ccd" officeooo:paragraph-rsid="000a6ccd"/>
    </style:style>
    <style:style style:name="P4" style:family="paragraph" style:parent-style-name="Footer">
      <style:text-properties officeooo:rsid="000a56e5" officeooo:paragraph-rsid="000a56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/>NO:- 7(A) <text:s text:c="5"/>LINEAR SEARCH <text:s text:c="2"/></text:p>
      <text:p text:style-name="P1">INPUT:-</text:p>
      <text:p text:style-name="P3">#include&lt;stdio.h&gt;</text:p>
      <text:p text:style-name="P3"/>
      <text:p text:style-name="P3">void main()</text:p>
      <text:p text:style-name="P3">{</text:p>
      <text:p text:style-name="P3"><text:s/>int n,i,num,f;</text:p>
      <text:p text:style-name="P3"><text:s/>printf("Enter the number of elements:- ");</text:p>
      <text:p text:style-name="P3"><text:s/>scanf("%d",&amp;n);</text:p>
      <text:p text:style-name="P3"><text:s/>int a[n];</text:p>
      <text:p text:style-name="P3"><text:s/>printf("Enter the elements:- ");</text:p>
      <text:p text:style-name="P3"><text:s/>for(i=0;i&lt;n;i++)</text:p>
      <text:p text:style-name="P3"><text:s text:c="2"/>scanf("%d",&amp;a[i]);</text:p>
      <text:p text:style-name="P3"><text:s/>printf("Enter the number to be searched:- ");</text:p>
      <text:p text:style-name="P3"><text:s/>scanf("%d",&amp;num);</text:p>
      <text:p text:style-name="P3"><text:s/>for(i=0;i&lt;n;i++)</text:p>
      <text:p text:style-name="P3"><text:s text:c="4"/>{</text:p>
      <text:p text:style-name="P3"><text:s text:c="5"/>if(a[i]==num)</text:p>
      <text:p text:style-name="P3"><text:s text:c="6"/>{</text:p>
      <text:p text:style-name="P3"><text:s text:c="7"/>f=1;</text:p>
      <text:p text:style-name="P3"><text:s text:c="7"/>break;</text:p>
      <text:p text:style-name="P3"><text:s text:c="7"/>}</text:p>
      <text:p text:style-name="P3"><text:s text:c="5"/>}</text:p>
      <text:p text:style-name="P3"><text:s/>if(f==1)</text:p>
      <text:p text:style-name="P3"><text:s text:c="2"/>printf("Element found ar location %d\n",(i+1));</text:p>
      <text:p text:style-name="P3"><text:s/>else</text:p>
      <text:p text:style-name="P3"><text:s text:c="2"/>printf("Element not found in Array,retry!!!\n");</text:p>
      <text:p text:style-name="P3">}</text:p>
      <text:p text:style-name="P3"><text:s text:c="4"/></text:p>
      <text:p text:style-name="P1">OUTPUT:-</text:p>
      <text:p text:style-name="P2">student@CE4PC-12:~$ gedit linear.c</text:p>
      <text:p text:style-name="P2">student@CE4PC-12:~$ cc -c linear.c</text:p>
      <text:p text:style-name="P2">student@CE4PC-12:~$ cc -o linear linear.c</text:p>
      <text:p text:style-name="P2">student@CE4PC-12:~$ ./linear</text:p>
      <text:p text:style-name="P2">Enter the number of elements:- 5</text:p>
      <text:p text:style-name="P2">Enter the elements:- 1 3 5 7 9</text:p>
      <text:p text:style-name="P2">Enter the number to be searched:- 5</text:p>
      <text:p text:style-name="P2">Element found ar location 3</text:p>
      <text:p text:style-name="P2">student@CE4PC-12:~$ ./linear</text:p>
      <text:p text:style-name="P2">Enter the number of elements:- 5</text:p>
      <text:p text:style-name="P2">Enter the elements:- 7 5 4 9 2</text:p>
      <text:p text:style-name="P2">Enter the number to be searched:- 8</text:p>
      <text:p text:style-name="P2">Element not found in Array,retry!!!</text:p>
      <text:p text:style-name="P2">student@CE4PC-12:~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6e5" officeooo:paragraph-rsid="000a56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<text:s/>NATH <text:s text:c="7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06:43.401503158</meta:creation-date>
    <dc:date>2015-09-28T15:09:23.239351775</dc:date>
    <meta:editing-duration>PT1M36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1" meta:paragraph-count="44" meta:word-count="129" meta:character-count="990" meta:non-whitespace-character-count="813"/>
  </office:meta>
</office:document-meta>
</file>